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ext_20_body">Set up VeraCrypt Dismount your VeraCrypt volume when not using files Create a secret volume for most sensitive material Rename your VeraCrypt volume with a different file extension Rename the VeraCrypt program If encryption is illegal… Store only non-confidential information Use code words Store sensitive information in a secure webmail account Store sensitive information securely off your compu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